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c7a" officeooo:paragraph-rsid="0003e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on fichier txt termin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08:29:24.479792136</meta:creation-date>
    <dc:date>2020-05-29T08:29:56.131181839</dc:date>
    <meta:editing-duration>PT33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6.4.3.2$Linux_X86_64 LibreOffice_project/40$Build-2</meta:generator>
  </office:meta>
</office:document-meta>
</file>